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09434" officeooo:paragraph-rsid="00009434"/>
    </style:style>
    <style:style style:name="P2" style:family="paragraph" style:parent-style-name="Text_20_body">
      <style:text-properties officeooo:rsid="00009434" officeooo:paragraph-rsid="00009434"/>
    </style:style>
    <style:style style:name="P3" style:family="paragraph" style:parent-style-name="Text_20_body" style:list-style-name="L1">
      <style:text-properties officeooo:rsid="00009434" officeooo:paragraph-rsid="00009434"/>
    </style:style>
    <style:style style:name="P4" style:family="paragraph" style:parent-style-name="Text_20_body" style:list-style-name="L2">
      <style:text-properties officeooo:rsid="00009434" officeooo:paragraph-rsid="00009434"/>
    </style:style>
    <style:style style:name="P5" style:family="paragraph" style:parent-style-name="Text_20_body" style:list-style-name="L2">
      <style:text-properties fo:language="es" fo:country="MX" officeooo:rsid="00009434" officeooo:paragraph-rsid="00009434"/>
    </style:style>
    <style:style style:name="T1" style:family="text">
      <style:text-properties style:text-underline-style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ista de correcciones de La pagina de IS</text:h>
      <text:list text:style-name="L1">
        <text:list-item>
          <text:p text:style-name="P3">Paleta de colores</text:p>
        </text:list-item>
        <text:list-item>
          <text:p text:style-name="P3">Agregar misión, valores,</text:p>
        </text:list-item>
        <text:list-item>
          <text:p text:style-name="P3">Agregar la pagina de donaciones</text:p>
        </text:list-item>
        <text:list-item>
          <text:p text:style-name="P3">Tipografía de la pagina web</text:p>
        </text:list-item>
        <text:list-item>
          <text:p text:style-name="P3">Anexión al correo</text:p>
        </text:list-item>
        <text:list-item>
          <text:p text:style-name="P3">Conexión con Facebook</text:p>
        </text:list-item>
      </text:list>
      <text:p text:style-name="P2"/>
      <text:h text:style-name="P1" text:outline-level="1">¿<text:span text:style-name="T1">Qué</text:span> debe incluir cada pantalla?</text:h>
      <text:list xml:id="list183228971" text:style-name="L2">
        <text:list-item>
          <text:p text:style-name="P5">Landing Page → {Resumen de la organización y de suscripción a al newletter, invitación a voluntarios}</text:p>
        </text:list-item>
        <text:list-item>
          <text:p text:style-name="P5">Galeria → [</text:p>
          <text:p text:style-name="P5">Parte de mostrar imágenes: {Seguir el esquema del pdf, aun que el tamaño de las imágenes se puede cambiar, como en la galería de tu celular}; cuando se amplia la imagen creo que es mejor poner la parte del pdf]</text:p>
        </text:list-item>
        <text:list-item>
          <text:p text:style-name="P4">Blog → {esperar el rediseño}</text:p>
        </text:list-item>
        <text:list-item>
          <text:p text:style-name="P4">Conocenos <text:s/>→ [Poner la mision y lo que viene en el docuemnto que les pase]</text:p>
        </text:list-item>
        <text:list-item>
          <text:p text:style-name="P4">Donaciones Esperar diseñ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4T18:13:59.739000000</meta:creation-date>
    <dc:date>2023-04-24T19:54:32.514000000</dc:date>
    <meta:editing-duration>PT1H40M33S</meta:editing-duration>
    <meta:editing-cycles>1</meta:editing-cycles>
    <meta:document-statistic meta:table-count="0" meta:image-count="0" meta:object-count="0" meta:page-count="1" meta:paragraph-count="14" meta:word-count="129" meta:character-count="670" meta:non-whitespace-character-count="566"/>
    <meta:generator>LibreOffice/7.5.2.2$Windows_X86_64 LibreOffice_project/53bb9681a964705cf672590721dbc85eb4d0c3a2</meta:generator>
  </office:meta>
</office:document-meta>
</file>